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7</text:p>
      <text:p text:style-name="Standard"/>
      <text:p text:style-name="Standard">All in attendance, except Micah.</text:p>
      <text:p text:style-name="Standard"/>
      <text:p text:style-name="Standard">Action items of the day:</text:p>
      <text:p text:style-name="Standard">Refine defect database design.</text:p>
      <text:p text:style-name="Standard">Deliver progress report.</text:p>
      <text:p text:style-name="Standard">Package up tests for deliverable.</text:p>
      <text:p text:style-name="Standard"/>
      <text:p text:style-name="Standard">To do next time:</text:p>
      <text:p text:style-name="Standard">Prepare for progress report.</text:p>
      <text:p text:style-name="Standard">Work on mod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21T15:26:14</meta:creation-date>
    <dc:date>2011-03-07T17:56:02</dc:date>
    <dc:creator>Colby Russell</dc:creator>
    <meta:editing-duration>PT02H52M25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35" meta:character-count="210"/>
  </office:meta>
</office:document-meta>
</file>